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sistant Light" svg:font-family="'Assistant Light'"/>
    <style:font-face style:name="Calibri1" svg:font-family="Calibri"/>
    <style:font-face style:name="Calibri Light1" svg:font-family="'Calibri Light'"/>
    <style:font-face style:name="Arial1" svg:font-family="Arial" style:font-pitch="variable"/>
    <style:font-face style:name="Assistant Light1" svg:font-family="'Assistant Ligh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Times New Roman1"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draw:fill="none" fo:min-height="9.515cm"/>
    </style:style>
    <style:style style:name="gr4" style:family="graphic" style:parent-style-name="standard">
      <style:graphic-properties draw:stroke="none" draw:fill="none" fo:min-height="3.715cm"/>
    </style:style>
    <style:style style:name="gr5" style:family="graphic" style:parent-style-name="standard">
      <style:graphic-properties draw:stroke="none" svg:stroke-color="#000000" draw:fill="none" draw:fill-color="#ffffff" draw:auto-grow-height="true" draw:auto-grow-width="false" fo:max-height="0cm" fo:min-height="7.848cm"/>
    </style:style>
    <style:style style:name="gr6" style:family="graphic" style:parent-style-name="standard">
      <style:graphic-properties draw:stroke="none" svg:stroke-color="#000000" draw:fill="none" draw:fill-color="#ffffff" draw:auto-grow-height="true" draw:auto-grow-width="false" fo:max-height="0cm" fo:min-height="4.267cm"/>
    </style:style>
    <style:style style:name="gr7" style:family="graphic" style:parent-style-name="standard">
      <style:graphic-properties draw:stroke="none" draw:fill="none" fo:min-height="14.933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שקופית_20_כותרת-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שקופית_20_כותרת-notes">
      <style:graphic-properties draw:fill-color="#ffffff" fo:min-height="12.572cm"/>
    </style:style>
    <style:style style:name="pr4" style:family="presentation" style:parent-style-name="ריק-notes">
      <style:graphic-properties draw:fill-color="#ffffff" fo:min-height="12.572cm"/>
    </style:style>
    <style:style style:name="P1" style:family="paragraph">
      <style:paragraph-properties fo:margin-top="0cm" fo:margin-bottom="0cm" fo:line-height="90%" fo:text-align="center" style:punctuation-wrap="hanging" style:writing-mode="rl-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rl-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left="0cm" fo:margin-right="0cm" fo:margin-top="0cm" fo:margin-bottom="0cm" fo:line-height="100%" fo:text-align="end" fo:text-indent="0cm" style:punctuation-wrap="hanging" style:writing-mode="rl-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style:text-properties fo:font-size="18pt"/>
    </style:style>
    <style:style style:name="P9" style:family="paragraph">
      <loext:graphic-properties draw:fill="none"/>
      <style:text-properties fo:font-size="18pt"/>
    </style:style>
    <style:style style:name="P10" style:family="paragraph">
      <loext:graphic-properties draw:fill-color="#ffffff"/>
      <style:text-properties fo:font-size="20pt"/>
    </style:style>
    <style:style style:name="P11" style:family="paragraph">
      <loext:graphic-properties draw:fill="none"/>
    </style:style>
    <style:style style:name="P12" style:family="paragraph">
      <style:paragraph-properties fo:text-align="end"/>
    </style:style>
    <style:style style:name="P13" style:family="paragraph">
      <loext:graphic-properties draw:fill="none" draw:fill-color="#ffffff"/>
      <style:paragraph-properties fo:text-align="end"/>
    </style:style>
    <style:style style:name="P14" style:family="paragraph">
      <loext:graphic-properties draw:fill="none" draw:fill-color="#ffffff"/>
    </style:style>
    <style:style style:name="T1" style:family="text">
      <style:text-properties fo:font-variant="normal" fo:text-transform="none" fo:color="#ed7d31" style:text-line-through-style="none" style:text-line-through-type="none" style:text-position="0% 100%" style:font-name="Assistant Light1" fo:font-size="60pt" fo:letter-spacing="normal" fo:font-style="normal" style:text-underline-style="none" fo:font-weight="normal" style:font-size-asian="60pt" style:font-style-asian="normal" style:font-weight-asian="normal" style:font-name-complex="Assistant Light1" style:font-size-complex="60pt" style:font-style-complex="normal" style:font-weight-complex="normal"/>
    </style:style>
    <style:style style:name="T2" style:family="text">
      <style:text-properties fo:font-variant="normal" fo:text-transform="none" fo:color="#ed7d31" style:text-line-through-style="none" style:text-line-through-type="none" style:text-position="0% 100%" style:font-name="Calibri1"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ed7d31"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ed7d31"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ed7d31"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color="#e8a202"/>
    </style:style>
    <style:style style:name="T11" style:family="text">
      <style:text-properties fo:color="#ffbf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draw:frame draw:name="כותרת 1" presentation:style-name="pr1" draw:text-style-name="P2" draw:layer="layout" svg:width="25.399cm" svg:height="12.214cm" svg:x="4.233cm" svg:y="2.171cm" presentation:class="title" presentation:user-transformed="true">
          <draw:text-box>
            <text:p text:style-name="P1"><text:span text:style-name="T1">שירות משלוחים שיתופי</text:span></text:p>
          </draw:text-box>
        </draw:frame>
        <draw:frame draw:name="כותרת משנה 2" presentation:style-name="pr2" draw:text-style-name="P4" draw:layer="layout" svg:width="27.962cm" svg:height="9.997cm" svg:x="3.648cm" svg:y="3.464cm" presentation:class="subtitle" presentation:user-transformed="true">
          <draw:text-box>
            <text:p text:style-name="P3"><text:span text:style-name="T2">ByTheWay</text:span><text:span text:style-name="T2"> </text:span></text:p>
            <text:p text:style-name="P3"><text:span text:style-name="T3">deliveries</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ריק">
        <draw:custom-shape draw:name="TextBox 2" draw:style-name="gr2" draw:text-style-name="P7" draw:layer="layout" svg:width="28.47cm" svg:height="22.518cm" svg:x="3.534cm" svg:y="1.016cm">
          <text:p text:style-name="P6"><text:span text:style-name="T4">מה המטרה של האפליקציה?</text:span></text:p>
          <text:p text:style-name="P6"><text:span text:style-name="T5">לפשט את שירות המשלוחים ולהקל על חיי היום יום שלנו.</text:span></text:p>
          <text:p text:style-name="P6"><text:span text:style-name="T5">לפני שפיתחתי את האפליקציה <text:s/>בדקתי המון אם יש איזה אפליקציה או שרות כלשהו שנותן מענה לשירות המשלוחים בצורה יעילה וטובה, ולא מצאתי. מה שאומר שהיום אם אדם רוצה לשלוח משלוח ממקום כלשהו למקום כלשהו אין לו איך לעשות את זה .</text:span></text:p>
          <text:p text:style-name="P6"><text:span text:style-name="T5">האפליקציה שלי תתן מענה בכך שכל אחד יכול לשלוח משלוח מכל מקום לכל מקום בכל זמן</text:span></text:p>
          <text:p text:style-name="P6"><text:span text:style-name="T5"/></text:p>
          <text:p text:style-name="P6"><text:span text:style-name="T5"/></text:p>
          <text:p text:style-name="P6"><text:span text:style-name="T5"/></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ריק">
        <draw:frame draw:style-name="gr3" draw:text-style-name="P9" draw:layer="layout" svg:width="33.052cm" svg:height="9.765cm" svg:x="0.578cm" svg:y="3.085cm">
          <draw:text-box>
            <text:p text:style-name="P8"><text:span text:style-name="T7">למי זה נותן מענה</text:span><text:span text:style-name="T7">?</text:span></text:p>
            <text:p text:style-name="P8"><text:span text:style-name="T5">האפליקציה נותנת מענה לשתי סוגי משתמשים, למשלוחן וללקוח</text:span></text:p>
            <text:p text:style-name="P8"><text:span text:style-name="T7">משלוחן</text:span><text:span text:style-name="T7">:</text:span></text:p>
            <text:p text:style-name="P8"><text:span text:style-name="T5">משלוחן מכניס נסיעה שהולך לעשות והמערכת מחפשת לו לקוח (בקשה) מתאימה</text:span></text:p>
            <text:p text:style-name="P8"><text:span text:style-name="T7">לקוח</text:span><text:span text:style-name="T7">:</text:span></text:p>
            <text:p text:style-name="P8"><text:span text:style-name="T5">הלקוח יכניס פרטי בקשה על משלוח שרוצה שיעשו לו, והמערכת תחפש לו משלוחן מתאים</text:span></text:p>
            <text:p text:style-name="P8"><text:span text:style-name="T5">אפשריות נוספות שיש למשלוחן- לצפות בהיסטורית המשלוחים שלו, ולצפות בנתוני הרייטינג אותו צבר במשך הזמן</text:span><text:span text:style-name="T5">.</text:span></text:p>
            <text:p text:style-name="P8"><text:span text:style-name="T5">כמו כן תעמוד בפני הלקוח אפשרות של תגובה על משלוח</text:span><text:span text:style-name="T5">.</text:span></text:p>
            <text:p text:style-name="P8"><text:span text:style-name="T5"/></text:p>
          </draw:text-box>
        </draw:frame>
        <presentation:notes draw:style-name="dp3">
          <draw:page-thumbnail draw:style-name="gr1" draw:layer="layout" svg:width="18.624cm" svg:height="10.476cm" svg:x="1.482cm" svg:y="2.123cm" draw:page-number="3" presentation:class="page"/>
          <draw:frame presentation:style-name="pr4" draw:text-style-name="P10" draw:layer="layout" svg:width="17.271cm" svg:height="12.572cm" svg:x="2.159cm" svg:y="13.271cm" presentation:class="notes" presentation:placeholder="true">
            <draw:text-box/>
          </draw:frame>
        </presentation:notes>
      </draw:page>
      <draw:page draw:name="page4" draw:style-name="dp1" draw:master-page-name="ריק">
        <draw:frame draw:style-name="gr4" draw:text-style-name="P11" draw:layer="layout" svg:width="21.305cm" svg:height="3.965cm" svg:x="6.452cm" svg:y="5.985cm">
          <draw:text-box>
            <text:p><text:span text:style-name="T5">הקשיים בהם נתקלתי במהלך הפרויקט</text:span><text:span text:style-name="T5">:</text:span></text:p>
            <text:p><text:span text:style-name="T5">התממשקות על גוגל מפות, והטמעת גוגל מפות בפרויקט שלי</text:span></text:p>
            <text:p><text:span text:style-name="T5">כתיבת האלגוריתם באופן עצמאי בלי להתבסס על אלגוריתם קיים</text:span></text:p>
            <text:p><text:span text:style-name="T7"/></text:p>
          </draw:text-box>
        </draw:frame>
        <presentation:notes draw:style-name="dp2">
          <draw:page-thumbnail draw:style-name="gr1" draw:layer="layout" svg:width="18.624cm" svg:height="10.476cm" svg:x="1.482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1" draw:master-page-name="ריק">
        <draw:frame draw:style-name="gr5" draw:text-style-name="P13" draw:layer="layout" svg:width="28.448cm" svg:height="8.098cm" svg:x="2.54cm" svg:y="1.046cm">
          <draw:text-box>
            <text:p text:style-name="P12">איך זה באמת עובד?</text:p>
            <text:p text:style-name="P6"><text:span text:style-name="T8">כדי שמשתמש יוכל להכנס לפרופיל משלוחן או לקוח הוא חייב להיות מחובר .</text:span></text:p>
            <text:p text:style-name="P6"><text:span text:style-name="T6">משתמש חדש:</text:span></text:p>
            <text:p text:style-name="P6"><text:span text:style-name="T6">משתמש ישן:</text:span></text:p>
            <text:p text:style-name="P12"><text:span text:style-name="T8">לאחר ההתחברות האפליקציה תוביל את המשתמש לדף הבית, שם הוא יכול להיכנס כמשלוחן או כלקוח</text:span></text:p>
            <text:p text:style-name="P12"><text:span text:style-name="T8">המשתמש יכול לעשות מספר פעולות במערכת</text:span><text:span text:style-name="T8">. </text:span></text:p>
            <text:p text:style-name="P12"><text:span text:style-name="T8">נסביר קודם כל את פעולות(פונקציות) המשנה , ולאחר מכן נצלול לפונקציות העיקריות -קוד האלגוריתם</text:span><text:span text:style-name="T8">.</text:span></text:p>
            <text:p text:style-name="P12"><text:span text:style-name="T8">.</text:span></text:p>
            <text:p text:style-name="P12"/>
            <text:p/>
          </draw:text-box>
        </draw:frame>
        <presentation:notes draw:style-name="dp2">
          <draw:page-thumbnail draw:style-name="gr1" draw:layer="layout" svg:width="18.624cm" svg:height="10.476cm" svg:x="1.482cm" svg:y="2.123cm" draw:page-number="5" presentation:class="page"/>
          <draw:frame presentation:style-name="pr4" draw:text-style-name="P5" draw:layer="layout" svg:width="17.271cm" svg:height="12.572cm" svg:x="2.159cm" svg:y="13.271cm" presentation:class="notes" presentation:placeholder="true">
            <draw:text-box/>
          </draw:frame>
        </presentation:notes>
      </draw:page>
      <draw:page draw:name="page6" draw:style-name="dp1" draw:master-page-name="ריק">
        <draw:custom-shape draw:name="תיבת טקסט 1" draw:style-name="gr2" draw:text-style-name="P7" draw:layer="layout" svg:width="24.083cm" svg:height="10.157cm" svg:x="5.034cm" svg:y="2.725cm">
          <text:p text:style-name="P6"><text:span text:style-name="T6"/></text:p>
          <text:p text:style-name="P6"><text:span text:style-name="T8"/></text:p>
          <text:p text:style-name="P6"><text:span text:style-name="T8"/></text:p>
          <text:p text:style-name="P6"><text:span text:style-name="T8">נניח ונכנסתי </text:span><text:span text:style-name="T9">כמשלוחן</text:span><text:span text:style-name="T8"> אלו האפשריות העומדות בפני:</text:span></text:p>
          <text:p text:style-name="P6"><text:span text:style-name="T6">*צפייה בהיסטורית משלוחים</text:span></text:p>
          <text:p text:style-name="P6"><text:span text:style-name="T8">ברגע שאלחץ אל אפשרות זו המערכת תשלח בקשה לשרת שיפעיל את פונקציית היסטורית המשלוחים.</text:span></text:p>
          <text:p text:style-name="P6"><text:span text:style-name="T8">איך הפונקציה פועלת ?</text:span></text:p>
          <text:p text:style-name="P6"><text:span text:style-name="T8">הפונקציה מקבלת אובייקט מסוג משתמש(המערכת יודעת מי המשתמש המחובר)עוברת על טבלת המשלוחים ושולפת את כל המשלוחים של אותו משתמש שהיא קיבלה </text:span></text:p>
          <text:p text:style-name="P6"><text:span text:style-name="T6">*צפייה בנתוני רייטיג </text:span></text:p>
          <text:p text:style-name="P6"><text:span text:style-name="T8">כשאלחץ באפשרות זו המערכת תשלח לשרת את אובייקט המשתמש שלי, ותפעיל את פונקציית שיקלולי הריטיג</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6" presentation:class="page"/>
          <draw:frame presentation:style-name="pr4" draw:text-style-name="P5" draw:layer="layout" svg:width="17.271cm" svg:height="12.572cm" svg:x="2.159cm" svg:y="13.271cm" presentation:class="notes" presentation:placeholder="true">
            <draw:text-box/>
          </draw:frame>
        </presentation:notes>
      </draw:page>
      <draw:page draw:name="page7" draw:style-name="dp1" draw:master-page-name="ריק">
        <draw:frame draw:style-name="gr6" draw:text-style-name="P13" draw:layer="layout" svg:width="27.94cm" svg:height="4.517cm" svg:x="3.302cm" svg:y="1.176cm">
          <draw:text-box>
            <text:p text:style-name="P12">אם נכנסתי כלקוח אני יוכל להגיב על משלוח. מה זה אומר?</text:p>
            <text:p text:style-name="P12">המשתמש יקבל טופס ובו יענה על מספר שאלות, הטופס ישלח לשרת בתור אובייקט מסוג טבלת ריטינג והנתונים יכנסו למסד הנתונים- לצורך חישובים שנפרט עליהם בהמשך.</text:p>
            <text:p text:style-name="P12"/>
          </draw:text-box>
        </draw:frame>
        <presentation:notes draw:style-name="dp2">
          <draw:page-thumbnail draw:style-name="gr1" draw:layer="layout" svg:width="18.624cm" svg:height="10.476cm" svg:x="1.482cm" svg:y="2.123cm" draw:page-number="7" presentation:class="page"/>
          <draw:frame presentation:style-name="pr4" draw:text-style-name="P5" draw:layer="layout" svg:width="17.271cm" svg:height="12.572cm" svg:x="2.159cm" svg:y="13.271cm" presentation:class="notes" presentation:placeholder="true">
            <draw:text-box/>
          </draw:frame>
        </presentation:notes>
      </draw:page>
      <draw:page draw:name="page8" draw:style-name="dp1" draw:master-page-name="ריק">
        <draw:frame draw:style-name="gr7" draw:text-style-name="P11" draw:layer="layout" svg:width="34.199cm" svg:height="15.183cm" svg:x="0.005cm" svg:y="0.376cm">
          <draw:text-box>
            <text:p text:style-name="P12"><text:span text:style-name="T10">עכשיו ניגש אל הפונקציות העיקריות-קוד האלגוריתם</text:span><text:span text:style-name="T10">.</text:span></text:p>
            <text:p text:style-name="P12">מנגנון ההתאמה שפיתחתי מתחלק ל -2</text:p>
            <text:p text:style-name="P12">פונקציית התאמה שמופעלת בעת כניסת בקשה חדשה(צד לקוח)</text:p>
            <text:p text:style-name="P12">פונקציית התאמה שמופעלת בעת כניסת נסיעה חדשה למערכת(צד משלוחן)</text:p>
            <text:p text:style-name="P12">איך הפונקציה פועלת:</text:p>
            <text:p text:style-name="P12">* יש את הפונקציה הראשית שמפעילה את תתי הפונקציות בהתאם לערך המוחזר </text:p>
            <text:p text:style-name="P12">*(GETALLOPENREQWEST)ראשית היא תשלוף את כל הנסיעות מהמסד נתונים</text:p>
            <text:p text:style-name="P12">לאחר מכן נפעיל את פונקציית בדיקת ההתאמה המוחלטת*</text:p>
            <text:p text:style-name="P12">אם לא נמצא נסיעה מתאימה נפעיל את פונקציית ההתאמה החלקית*</text:p>
            <text:p text:style-name="P12">אם יחזור יותר מנסיעה אחת המערכת תתחשב ב:</text:p>
            <text:p text:style-name="P12">מספר משלוחים מינימלי</text:p>
            <text:p text:style-name="P12">נתוני רייטינג</text:p>
            <text:p text:style-name="P12">במידה ועדיין יחזרו מספר נסיעות מתאימות תתבצע בינהם הגרלה, והמערכת תבחר משלוחן מתאים</text:p>
            <text:p text:style-name="P12">המערכת תחזיר לקונטרולר את המשלוחן ומשם הנתונים של המשלוחן המתאים יוצגו בפני הלקוח </text:p>
            <text:p text:style-name="P12">המשלוחן יצטרך לאשר את הנסיעה.</text:p>
            <text:p text:style-name="P12"><text:span text:style-name="T11">פונקציית ההתאמה השניה שונה במקצת</text:span></text:p>
            <text:p text:style-name="P12">ראשית נשלוף את כל הבקשות שלא אושרו ולא נעשו</text:p>
            <text:p text:style-name="P12">לאחר מכן נעבור על כל רשימת הבקשות ולכל בקשה נבדוק את הניקוד של המשלוחן הקודם שהותאם לו ,אל מול המשלוחן החדש. אם הניקוד של החדש יהיה יותר נמוך הוא יזכה בבקשה ונעדכן את 2 הצדדים.</text:p>
            <text:p text:style-name="P12"><text:s/></text:p>
            <text:p text:style-name="P12"><text:s/></text:p>
          </draw:text-box>
        </draw:frame>
        <presentation:notes draw:style-name="dp2">
          <draw:page-thumbnail draw:style-name="gr1" draw:layer="layout" svg:width="18.624cm" svg:height="10.476cm" svg:x="1.482cm" svg:y="2.123cm" draw:page-number="8" presentation:class="page"/>
          <draw:frame presentation:style-name="pr4" draw:text-style-name="P5" draw:layer="layout" svg:width="17.271cm" svg:height="12.572cm" svg:x="2.159cm" svg:y="13.271cm" presentation:class="notes" presentation:placeholder="true">
            <draw:text-box/>
          </draw:frame>
        </presentation:notes>
      </draw:page>
      <draw:page draw:name="page9" draw:style-name="dp1" draw:master-page-name="ריק">
        <draw:frame draw:style-name="gr8" draw:text-style-name="P14" draw:layer="layout" svg:width="23.876cm" svg:height="3.806cm" svg:x="5.588cm" svg:y="3.81cm">
          <draw:text-box>
            <text:p text:style-name="P12"><text:span text:style-name="T10">משהו אחרון</text:span><text:span text:style-name="T10">:</text:span></text:p>
            <text:p text:style-name="P12">העבודה על הפרויקט תרמה לי רבות</text:p>
            <text:p text:style-name="P12">למדתי להרחיב אופקים, להסתדר עם חומרים חדשים, לפתור באגים ועוד</text:p>
            <text:p text:style-name="P12">בעצם הפרויקט ממש חישל אותי והכין אותי לחיי העבודה</text:p>
            <text:p text:style-name="P12"><text:span text:style-name="T11">תודה לכולם</text:span><text:span text:style-name="T11">!</text:span></text:p>
          </draw:text-box>
        </draw:frame>
        <presentation:notes draw:style-name="dp2">
          <draw:page-thumbnail draw:style-name="gr1" draw:layer="layout" svg:width="18.624cm" svg:height="10.476cm" svg:x="1.482cm" svg:y="2.123cm" draw:page-number="9"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ssistant Light" svg:font-family="'Assistant Light'"/>
    <style:font-face style:name="Calibri1" svg:font-family="Calibri"/>
    <style:font-face style:name="Calibri Light1" svg:font-family="'Calibri Light'"/>
    <style:font-face style:name="Arial1" svg:font-family="Arial" style:font-pitch="variable"/>
    <style:font-face style:name="Assistant Light1" svg:font-family="'Assistant Ligh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Times New Roman1"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שקופית_20_כותרת-background" style:display-name="שקופית כותרת-background" style:family="presentation">
      <style:graphic-properties draw:stroke="none" draw:fill="solid" draw:fill-color="#ffffff"/>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style:shrink-to-fit="true">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end" style:punctuation-wrap="hanging" style:writing-mode="rl-tb"/>
      <style:text-properties fo:font-variant="normal" fo:text-transform="none" fo:color="#000000" style:text-outline="false" style:text-line-through-style="none" style:text-line-through-type="none" style:text-position="0% 100%" style:font-name="Calibri1" fo:font-family="Calibri" fo:font-size="28pt" fo:letter-spacing="normal" fo:language="he" fo:country="I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he" style:country-asian="IL" style:font-style-asian="normal" style:font-weight-asian="normal" style:font-name-complex="Arial" style:font-family-complex="Arial" style:font-family-generic-complex="system" style:font-pitch-complex="variable" style:font-size-complex="28pt" style:language-complex="he" style:country-complex="IL"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90%" fo:text-align="end" style:punctuation-wrap="hanging" style:writing-mode="rl-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9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9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Calibri1" fo:font-family="Calibri" fo:font-size="18pt" fo:letter-spacing="normal" fo:language="he" fo:country="I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he" style:country-asian="IL" style:font-style-asian="normal" style:font-weight-asian="normal" style:font-name-complex="Arial" style:font-family-complex="Arial"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ריק-background" style:family="presentation">
      <style:graphic-properties draw:stroke="none" draw:fill="solid" draw:fill-color="#ffffff"/>
      <style:text-properties style:letter-kerning="true"/>
    </style:style>
    <style:style style:name="ריק-backgroundobjects" style:family="presentation">
      <style:graphic-properties draw:textarea-horizontal-align="justify" draw:shadow="hidden" draw:shadow-offset-x="0.2cm" draw:shadow-offset-y="0.2cm" draw:shadow-color="#808080"/>
      <style:text-properties style:letter-kerning="true"/>
    </style:style>
    <style:style style:name="ריק-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ריק-outline1" style:family="presentation">
      <style:graphic-properties draw:stroke="none" draw:fill="none" draw:auto-grow-height="false" draw:fit-to-size="shrink-to-fit" style:shrink-to-fit="true">
        <text:list-style style:name="ריק-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end" style:punctuation-wrap="hanging" style:writing-mode="rl-tb"/>
      <style:text-properties fo:font-variant="normal" fo:text-transform="none" fo:color="#000000" style:text-outline="false" style:text-line-through-style="none" style:text-line-through-type="none" style:text-position="0% 100%" style:font-name="Calibri1" fo:font-family="Calibri" fo:font-size="28pt" fo:letter-spacing="normal" fo:language="he" fo:country="I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he" style:country-asian="IL" style:font-style-asian="normal" style:font-weight-asian="normal" style:font-name-complex="Arial" style:font-family-complex="Arial" style:font-family-generic-complex="system" style:font-pitch-complex="variable" style:font-size-complex="28pt" style:language-complex="he" style:country-complex="IL" style:font-style-complex="normal" style:font-weight-complex="normal" style:text-emphasize="none" style:font-relief="none" style:text-overline-style="none" style:text-overline-color="font-color" fo:hyphenate="false"/>
    </style:style>
    <style:style style:name="ריק-outline2" style:family="presentation" style:parent-style-name="ריק-outline1">
      <style:paragraph-properties fo:margin-top="0.4cm" fo:margin-bottom="0cm" fo:line-height="90%" fo:text-align="end" style:punctuation-wrap="hanging" style:writing-mode="rl-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ריק-outline3" style:family="presentation" style:parent-style-name="ריק-outline2">
      <style:paragraph-properties fo:margin-top="0.3cm" fo:margin-bottom="0cm" fo:line-height="9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ריק-outline4" style:family="presentation" style:parent-style-name="ריק-outline3">
      <style:paragraph-properties fo:margin-top="0.2cm" fo:margin-bottom="0cm" fo:line-height="9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ריק-outline5" style:family="presentation" style:parent-style-name="ריק-outline4">
      <style:paragraph-properties fo:margin-top="0.1cm" fo:margin-bottom="0cm"/>
      <style:text-properties fo:font-size="20pt" style:font-size-asian="20pt" style:font-size-complex="20pt"/>
    </style:style>
    <style:style style:name="ריק-outline6" style:family="presentation" style:parent-style-name="ריק-outline5">
      <style:paragraph-properties fo:margin-top="0.1cm" fo:margin-bottom="0cm"/>
      <style:text-properties fo:font-size="20pt" style:font-size-asian="20pt" style:font-size-complex="20pt"/>
    </style:style>
    <style:style style:name="ריק-outline7" style:family="presentation" style:parent-style-name="ריק-outline6">
      <style:paragraph-properties fo:margin-top="0.1cm" fo:margin-bottom="0cm"/>
      <style:text-properties fo:font-size="20pt" style:font-size-asian="20pt" style:font-size-complex="20pt"/>
    </style:style>
    <style:style style:name="ריק-outline8" style:family="presentation" style:parent-style-name="ריק-outline7">
      <style:paragraph-properties fo:margin-top="0.1cm" fo:margin-bottom="0cm"/>
      <style:text-properties fo:font-size="20pt" style:font-size-asian="20pt" style:font-size-complex="20pt"/>
    </style:style>
    <style:style style:name="ריק-outline9" style:family="presentation" style:parent-style-name="ריק-outline8">
      <style:paragraph-properties fo:margin-top="0.1cm" fo:margin-bottom="0cm"/>
      <style:text-properties fo:font-size="20pt" style:font-size-asian="20pt" style:font-size-complex="20pt"/>
    </style:style>
    <style:style style:name="ריק-subtitle" style:family="presentation">
      <style:graphic-properties draw:stroke="none" draw:fill="none" draw:textarea-vertical-align="middle">
        <text:list-style style:name="ריק-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ריק-title" style:family="presentation">
      <style:graphic-properties draw:stroke="none" draw:fill="none" draw:textarea-vertical-align="middle">
        <text:list-style style:name="ריק-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Calibri1" fo:font-family="Calibri" fo:font-size="18pt" fo:letter-spacing="normal" fo:language="he" fo:country="I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he" style:country-asian="IL" style:font-style-asian="normal" style:font-weight-asian="normal" style:font-name-complex="Arial" style:font-family-complex="Arial"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שקופית_20_כותרת-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שקופית_20_כותרת-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שקופית_20_כותרת-backgroundobjects">
      <style:graphic-properties draw:stroke="none" draw:fill="none" draw:fill-color="#ffffff" draw:auto-grow-height="false" fo:min-height="1.397cm"/>
    </style:style>
    <style:style style:name="Mpr4" style:family="presentation" style:parent-style-name="שקופית_20_כותרת-backgroundobjects">
      <style:graphic-properties draw:stroke="none" draw:fill="none" draw:fill-color="#ffffff" draw:textarea-vertical-align="bottom" draw:auto-grow-height="false" fo:min-height="1.397cm"/>
    </style:style>
    <style:style style:name="Mpr5" style:family="presentation" style:parent-style-name="ריק-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ריק-backgroundobjects">
      <style:graphic-properties draw:stroke="none" draw:fill="none" draw:fill-color="#ffffff" draw:auto-grow-height="false" fo:min-height="1.397cm"/>
    </style:style>
    <style:style style:name="Mpr7" style:family="presentation" style:parent-style-name="ריק-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rl-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end" fo:text-indent="0cm" style:punctuation-wrap="hanging" style:writing-mode="rl-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start" fo:text-indent="0cm" style:punctuation-wrap="hanging" style:writing-mode="rl-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8</text:page-number></text:span></text:p>
        </draw:text-box>
      </draw:frame>
    </style:handout-master>
    <style:master-page style:name="שקופית_20_כותרת" style:display-name="שקופית כותרת" style:page-layout-name="PM1" draw:style-name="Mdp1">
      <draw:frame draw:name="כותרת 1" presentation:style-name="Mpr1" draw:text-style-name="MP6" draw:layer="backgroundobjects" svg:width="25.399cm" svg:height="6.631cm" svg:x="4.233cm" svg:y="3.118cm" presentation:class="title" presentation:user-transformed="true">
        <draw:text-box>
          <text:p text:style-name="MP5"><text:span text:style-name="MT2">לחץ כדי לערוך סגנון כותרת של תבנית בסיס</text:span></text:p>
        </draw:text-box>
      </draw:frame>
      <draw:frame draw:name="מציין מיקום של תאריך 3" presentation:style-name="Mpr2" draw:text-style-name="MP8" draw:layer="backgroundobjects" svg:width="7.619cm" svg:height="1.013cm" svg:x="23.918cm" svg:y="17.657cm" presentation:class="date-time" presentation:user-transformed="true">
        <draw:text-box>
          <text:p text:style-name="MP7"><text:span text:style-name="MT3"><text:date style:data-style-name="D1" text:date-value="2022-06-26">26-6-22</text:date></text:span></text:p>
        </draw:text-box>
      </draw:frame>
      <draw:frame draw:name="מציין מיקום של כותרת תחתונה 4" presentation:style-name="Mpr2" draw:text-style-name="MP8" draw:layer="backgroundobjects" svg:width="11.429cm" svg:height="1.013cm" svg:x="11.218cm" svg:y="17.657cm" presentation:class="footer" presentation:user-transformed="true">
        <draw:text-box>
          <text:p/>
        </draw:text-box>
      </draw:frame>
      <draw:frame draw:name="מציין מיקום של מספר שקופית 5" presentation:style-name="Mpr2" draw:text-style-name="MP8" draw:layer="backgroundobjects" svg:width="7.619cm" svg:height="1.013cm" svg:x="2.328cm" svg:y="17.657cm" presentation:class="page-number" presentation:user-transformed="true">
        <draw:text-box>
          <text:p text:style-name="MP9"><text:span text:style-name="MT3"><text:page-number>8</text:page-number></text:span></text:p>
        </draw:text-box>
      </draw:frame>
      <draw:frame presentation:style-name="שקופית_20_כותרת-outline1" draw:layer="backgroundobjects" svg:width="30.479cm" svg:height="11.048cm" svg:x="1.693cm" svg:y="4.457cm" presentation:class="outline" presentation:placeholder="true">
        <draw:text-box/>
      </draw:frame>
      <presentation:notes style:page-layout-name="PM0">
        <draw:page-thumbnail presentation:style-name="שקופית_20_כותרת-title" draw:layer="backgroundobjects" svg:width="18.624cm" svg:height="10.476cm" svg:x="1.482cm" svg:y="2.123cm" presentation:class="page"/>
        <draw:frame presentation:style-name="שקופית_20_כותרת-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style:master-page style:name="ריק" style:page-layout-name="PM1" draw:style-name="Mdp1">
      <draw:frame draw:name="מציין מיקום של תאריך 1" presentation:style-name="Mpr5" draw:text-style-name="MP8" draw:layer="backgroundobjects" svg:width="7.619cm" svg:height="1.013cm" svg:x="23.918cm" svg:y="17.657cm" presentation:class="date-time" presentation:user-transformed="true">
        <draw:text-box>
          <text:p text:style-name="MP7"><text:span text:style-name="MT3"><text:date style:data-style-name="D1" text:date-value="2022-06-26">26-6-22</text:date></text:span></text:p>
        </draw:text-box>
      </draw:frame>
      <draw:frame draw:name="מציין מיקום של כותרת תחתונה 2" presentation:style-name="Mpr5" draw:text-style-name="MP8" draw:layer="backgroundobjects" svg:width="11.429cm" svg:height="1.013cm" svg:x="11.218cm" svg:y="17.657cm" presentation:class="footer" presentation:user-transformed="true">
        <draw:text-box>
          <text:p/>
        </draw:text-box>
      </draw:frame>
      <draw:frame draw:name="מציין מיקום של מספר שקופית 3" presentation:style-name="Mpr5" draw:text-style-name="MP8" draw:layer="backgroundobjects" svg:width="7.619cm" svg:height="1.013cm" svg:x="2.328cm" svg:y="17.657cm" presentation:class="page-number" presentation:user-transformed="true">
        <draw:text-box>
          <text:p text:style-name="MP9"><text:span text:style-name="MT3"><text:page-number>8</text:page-number></text:span></text:p>
        </draw:text-box>
      </draw:frame>
      <draw:frame presentation:style-name="ריק-title" draw:layer="backgroundobjects" svg:width="30.479cm" svg:height="3.18cm" svg:x="1.693cm" svg:y="0.76cm" presentation:class="title" presentation:placeholder="true">
        <draw:text-box/>
      </draw:frame>
      <draw:frame presentation:style-name="ריק-outline1" draw:layer="backgroundobjects" svg:width="30.479cm" svg:height="11.048cm" svg:x="1.693cm" svg:y="4.457cm" presentation:class="outline" presentation:placeholder="true">
        <draw:text-box/>
      </draw:frame>
      <presentation:notes style:page-layout-name="PM0">
        <draw:page-thumbnail presentation:style-name="ריק-title" draw:layer="backgroundobjects" svg:width="18.624cm" svg:height="10.476cm" svg:x="1.482cm" svg:y="2.123cm" presentation:class="page"/>
        <draw:frame presentation:style-name="ריק-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שירות משלוחים שיתופי</dc:title>
    <meta:editing-cycles>4</meta:editing-cycles>
    <meta:creation-date>2022-06-24T17:43:28.666000000</meta:creation-date>
    <meta:editing-duration>PT16M8S</meta:editing-duration>
    <meta:generator>Neat_Office/6.2.8.2$Windows_x86 LibreOffice_project/</meta:generator>
    <dc:date>2022-06-26T00:19:10.177000000</dc:date>
    <meta:document-statistic meta:object-count="6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מסך רחב</meta:user-defined>
    <meta:user-defined meta:name="ScaleCrop" meta:value-type="boolean">false</meta:user-defined>
    <meta:user-defined meta:name="ShareDoc" meta:value-type="boolean">false</meta:user-defined>
    <meta:user-defined meta:name="Slides" meta:value-type="float">3</meta:user-defined>
  </office:meta>
</office:document-meta>
</file>